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1" fo:font-size="15pt" officeooo:rsid="0015b700" officeooo:paragraph-rsid="0015b700" style:font-size-asian="15pt" style:font-size-complex="15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5pt" officeooo:rsid="0015b700" officeooo:paragraph-rsid="0015b700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1pt" officeooo:rsid="0015b700" officeooo:paragraph-rsid="0015b700" style:font-size-asian="15pt" style:font-size-complex="15pt"/>
    </style:style>
    <style:style style:name="P4" style:family="paragraph" style:parent-style-name="Heading_20_2">
      <style:text-properties officeooo:rsid="001702d9" officeooo:paragraph-rsid="001702d9"/>
    </style:style>
    <style:style style:name="P5" style:family="paragraph" style:parent-style-name="Text_20_body">
      <style:text-properties officeooo:rsid="001702d9" officeooo:paragraph-rsid="001702d9"/>
    </style:style>
    <style:style style:name="P6" style:family="paragraph" style:parent-style-name="Text_20_body">
      <style:text-properties officeooo:rsid="0017c5fa" officeooo:paragraph-rsid="0017c5fa"/>
    </style:style>
    <style:style style:name="P7" style:family="paragraph" style:parent-style-name="Text_20_body" style:list-style-name="L1">
      <style:text-properties fo:font-style="italic" officeooo:rsid="0017c5fa" officeooo:paragraph-rsid="0017c5fa" style:font-style-asian="italic" style:font-style-complex="italic"/>
    </style:style>
    <style:style style:name="P8" style:family="paragraph" style:parent-style-name="Text_20_body" style:list-style-name="L1">
      <style:text-properties fo:font-style="italic" officeooo:rsid="0017c5fa" officeooo:paragraph-rsid="001a0520" style:font-style-asian="italic" style:font-style-complex="italic"/>
    </style:style>
    <style:style style:name="P9" style:family="paragraph" style:parent-style-name="Text_20_body">
      <style:text-properties fo:font-style="italic" officeooo:rsid="001b0ae4" officeooo:paragraph-rsid="001b0ae4" style:font-style-asian="italic" style:font-style-complex="italic"/>
    </style:style>
    <style:style style:name="P10" style:family="paragraph" style:parent-style-name="Text_20_body" style:list-style-name="L2">
      <style:text-properties fo:font-style="italic" officeooo:rsid="001b0ae4" officeooo:paragraph-rsid="001b0ae4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702d9" officeooo:paragraph-rsid="001702d9" style:font-weight-asian="bold" style:font-weight-complex="bold"/>
    </style:style>
    <style:style style:name="T1" style:family="text">
      <style:text-properties officeooo:rsid="0015b700"/>
    </style:style>
    <style:style style:name="T2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c5fa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0520" style:font-weight-asian="bold" style:font-weight-complex="bold"/>
    </style:style>
    <style:style style:name="T7" style:family="text">
      <style:text-properties officeooo:rsid="0017c5f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7c5fa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901e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a0520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01e2" style:font-weight-asian="normal" style:font-weight-complex="normal"/>
    </style:style>
    <style:style style:name="T15" style:family="text">
      <style:text-properties fo:font-weight="normal" officeooo:rsid="001a052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ripts para confecção dos kits de produção de BATER</text:h>
      <text:p text:style-name="Standard"/>
      <text:p text:style-name="Standard"/>
      <text:h text:style-name="Heading_20_2" text:outline-level="2"/>
      <text:p text:style-name="Standard"/>
      <text:p text:style-name="Standard"/>
      <text:h text:style-name="Heading_20_1" text:outline-level="1">Manual de utilização</text:h>
      <text:p text:style-name="Standard"/>
      <text:p text:style-name="Standard"/>
      <text:h text:style-name="Heading_20_2" text:outline-level="2">Introdução</text:h>
      <text:p text:style-name="Text_20_body">Esse documento reúne as instruções e recomendações para a utilização do conjunto de scripts de automatização da produção de kits para o mapeamento de BATER. Nele estão implementadas etapas de normalização das bases de faces <text:span text:style-name="T1">de logradouro </text:span>– do SISMAP e também do CNEFE – e da base de áreas de risco, produção de tabelas para avaliação da qualidade dessas mesmas bases e separação por município das feições utilizadas no mapeamento. Este manual não tem o objetivo de explicar a estrutura e funcionamento dos <text:span text:style-name="T3">scripts</text:span>. Para isso, é recomendada a consulta à apresentação <text:span text:style-name="T3">“referencia_script.odp”</text:span>, que contém diagramas do fluxo de processamento das informações, e ao próprio código dos scripts, com comentários mais detalhados sobre cada procedimento realizado.</text:p>
      <text:p text:style-name="Text_20_body"/>
      <text:h text:style-name="P4" text:outline-level="2">Procedimentos iniciais</text:h>
      <text:p text:style-name="P5">Para obter a última versão dos arquivos, acesse o endereço <text:a xlink:type="simple" xlink:href="https://github.com/jcmartinssh/kits-BATER" text:style-name="Internet_20_link" text:visited-style-name="Visited_20_Internet_20_Link">https://github.com/jcmartinssh/kits-BATER</text:a>. <text:span text:style-name="T7">Na página principal do projeto, clique no botão </text:span><text:span text:style-name="T4">“&lt;&gt; Code”</text:span><text:span text:style-name="T9">, no canto superior direito ã lista de arquivos, e seleciona a opção </text:span><text:span text:style-name="T4">“Download ZIP”</text:span><text:span text:style-name="T9">, conforme ilustra a figura abaixo.</text:span></text:p>
      <text:p text:style-name="P11"><text:span text:style-name="T9">&lt;figura do github&gt;</text:span></text:p>
      <text:p text:style-name="P6"><text:soft-page-break/><text:span text:style-name="T8">Salve o arquivo e descompacte-o no local de sua preferência, no sistema de arquivos da máquina local. Serão extraídos os arquivos “</text:span><text:span text:style-name="T3">README.md”</text:span><text:span text:style-name="T8">,</text:span><text:span text:style-name="T3"> “LICENSE”</text:span><text:span text:style-name="T8"> e “</text:span><text:span text:style-name="T3">.gitignore”</text:span><text:span text:style-name="T8"> – que são arquivos de configuração do repositório e podem ser ignorados – e as pastas “</text:span><text:span text:style-name="T3">docs/”</text:span><text:span text:style-name="T8"> e </text:span><text:span text:style-name="T3">“src/”</text:span><text:span text:style-name="T8">, contendo a documentação e os </text:span><text:span text:style-name="T3">scripts</text:span><text:span text:style-name="T8">, respectivamente, nos seguintes arquivos:</text:span></text:p>
      <text:list text:style-name="L1">
        <text:list-item>
          <text:p text:style-name="P7">/docs/<text:span text:style-name="T5">referencias_script.odp</text:span><text:span text:style-name="T8"> – Apresentação do </text:span>LibreOffice Impress<text:span text:style-name="T8"> com os diagramas de processamento dos </text:span>scripts<text:span text:style-name="T8"> e sua descrição geral</text:span></text:p>
        </text:list-item>
        <text:list-item>
          <text:p text:style-name="P7">/docs/<text:span text:style-name="T5">manual_utilizacao.odt</text:span><text:span text:style-name="T8"> – A última versão deste manual</text:span></text:p>
        </text:list-item>
        <text:list-item>
          <text:p text:style-name="P7">/src/<text:span text:style-name="T5">funcoes_comuns.R</text:span><text:span text:style-name="T8"> – Contém as funções comuns utilizadas pelos demais </text:span>scripts<text:span text:style-name="T8"> para carregamento externo.</text:span></text:p>
        </text:list-item>
        <text:list-item>
          <text:p text:style-name="P7">/src/<text:span text:style-name="T5">producao_kits.R</text:span><text:span text:style-name="T8"> – Contém o procedimento principal de consolidação final das bases, separação em pastas por município e produção de tabelas para avaliação da qualidade das bases.</text:span></text:p>
        </text:list-item>
        <text:list-item>
          <text:p text:style-name="P7">/src/<text:span text:style-name="T5">ver_area_risco.R</text:span><text:span text:style-name="T10"> – Contém os procedimentos de verificação, correção das áreas de risco e normalização da classificação da tipologia. Deve ser executado antes do</text:span><text:span text:style-name="T13"> </text:span><text:span text:style-name="T14">script</text:span><text:span text:style-name="T11"> principal, </text:span><text:span text:style-name="T13"><text:s/>“producao_kits.R”</text:span><text:span text:style-name="T10">. </text:span><text:span text:style-name="T12">Produz uma cópia da camada de áreas de risco do lote com as correções.</text:span></text:p>
        </text:list-item>
        <text:list-item>
          <text:p text:style-name="P8"><text:span text:style-name="T13">/</text:span><text:span text:style-name="T15">src/</text:span><text:span text:style-name="T6">ver_face_sismap.R</text:span><text:span text:style-name="T12"> - <text:s/></text:span><text:span text:style-name="T10">Contém os procedimentos de verificação, </text:span><text:span text:style-name="T12">recuperação do geocódigo de faces sem o código do setor censitário e classificação das faces segundo situação do geocódigo. Produz uma tabela com as faces da base do SISMAP com o resultado da avaliação e sem geometria, em formato </text:span><text:span text:style-name="T15">Parquet</text:span><text:span text:style-name="T12">.</text:span></text:p>
        </text:list-item>
      </text:list>
      <text:p text:style-name="P9"><text:span text:style-name="T12">P</text:span><text:span text:style-name="T10">ara evitar transtornos causados pelo uso intensivo da rede, sugere-se copiar as bases utilizadas para uma pasta na máquina local. A utilização de um </text:span><text:span text:style-name="T13">drive SSD</text:span><text:span text:style-name="T10"> pode acelerar os procedimentos, mas deve-se atentar para não esgotar o espaço na unidade, especialmente se ela for a unidade do sistema (</text:span><text:span text:style-name="T13">C:</text:span><text:span text:style-name="T10">). As bases utilizadas nos procedimentos são:</text:span></text:p>
      <text:list text:style-name="L2">
        <text:list-item>
          <text:p text:style-name="P10"><text:span text:style-name="T10"/></text:p>
        </text:list-item>
      </text:list>
      <text:p text:style-name="P2"><text:span text:style-name="T2"/></text:p>
      <text:p text:style-name="P3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.2402in" style:contextual-spacing="false" fo:line-height="150%" fo:text-align="justify" style:justify-single-word="false" fo:text-indent="0.2598in" style:auto-text-indent="false"/>
      <style:text-properties fo:language="pt" fo:country="BR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5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7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left="0.0598in" fo:margin-top="0in" fo:margin-bottom="0.6402in" style:contextual-spacing="false" fo:line-height="150%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5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7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in" fo:margin-top="0.1402in" fo:margin-bottom="0.3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line-height="150%" fo:text-align="center" style:justify-single-word="false"/>
      <style:text-properties style:font-name="Liberation Sans3" fo:font-family="'Liberation Sans'" style:font-style-name="Bold" style:font-family-generic="swiss" style:font-pitch="variable" fo:font-size="26pt" fo:language="pt" fo:country="BR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24:26.519147944</meta:creation-date>
    <dc:date>2024-01-26T13:58:27.891747201</dc:date>
    <meta:editing-duration>PT2H32M49S</meta:editing-duration>
    <meta:editing-cycles>7</meta:editing-cycles>
    <meta:generator>LibreOffice/7.6.4.1$Linux_AARCH64 LibreOffice_project/60$Build-1</meta:generator>
    <meta:document-statistic meta:table-count="0" meta:image-count="0" meta:object-count="0" meta:page-count="3" meta:paragraph-count="16" meta:word-count="432" meta:character-count="2913" meta:non-whitespace-character-count="2492"/>
  </office:meta>
</office:document-meta>
</file>